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fo:text-align="start" style:justify-single-word="false" style:writing-mode="lr-tb"/>
      <style:text-properties fo:language="es" fo:country="ES"/>
    </style:style>
    <style:style style:name="P2" style:family="paragraph" style:parent-style-name="Preformatted_20_Text">
      <style:paragraph-properties fo:margin-top="0cm" fo:margin-bottom="0.499cm" style:contextual-spacing="false" fo:text-align="start" style:justify-single-word="false" style:writing-mode="lr-tb"/>
      <style:text-properties fo:language="es" fo:country="ES" officeooo:paragraph-rsid="001d6dc5"/>
    </style:style>
    <style:style style:name="P3" style:family="paragraph" style:parent-style-name="Preformatted_20_Text">
      <style:text-properties fo:language="es" fo:country="ES" officeooo:paragraph-rsid="001c9125"/>
    </style:style>
    <style:style style:name="P4" style:family="paragraph" style:parent-style-name="Preformatted_20_Text">
      <style:text-properties fo:language="es" fo:country="ES" officeooo:paragraph-rsid="001ca639"/>
    </style:style>
    <style:style style:name="P5" style:family="paragraph" style:parent-style-name="Preformatted_20_Text">
      <style:paragraph-properties fo:margin-top="0cm" fo:margin-bottom="0.499cm" style:contextual-spacing="false" fo:text-align="start" style:justify-single-word="false" style:writing-mode="lr-tb"/>
      <style:text-properties fo:language="es" fo:country="ES" fo:font-weight="normal" style:font-weight-asian="normal" style:font-weight-complex="normal"/>
    </style:style>
    <style:style style:name="P6" style:family="paragraph" style:parent-style-name="Preformatted_20_Text">
      <style:paragraph-properties fo:margin-top="0cm" fo:margin-bottom="0.499cm" style:contextual-spacing="false" fo:text-align="start" style:justify-single-word="false" style:writing-mode="lr-tb"/>
      <style:text-properties officeooo:rsid="00192212"/>
    </style:style>
    <style:style style:name="P7" style:family="paragraph" style:parent-style-name="Standard">
      <style:text-properties officeooo:rsid="00192212" officeooo:paragraph-rsid="00192212"/>
    </style:style>
    <style:style style:name="P8" style:family="paragraph" style:parent-style-name="Preformatted_20_Text">
      <style:text-properties officeooo:paragraph-rsid="00192212"/>
    </style:style>
    <style:style style:name="P9" style:family="paragraph" style:parent-style-name="Preformatted_20_Text">
      <style:text-properties officeooo:paragraph-rsid="001c9125"/>
    </style:style>
    <style:style style:name="P10" style:family="paragraph" style:parent-style-name="Standard">
      <style:text-properties officeooo:rsid="001e9133" officeooo:paragraph-rsid="001e9133"/>
    </style:style>
    <style:style style:name="P11" style:family="paragraph" style:parent-style-name="Standard">
      <style:text-properties style:font-name="Liberation Mono" fo:font-weight="bold" officeooo:rsid="001e9133" officeooo:paragraph-rsid="001e9133" style:font-weight-asian="bold" style:font-weight-complex="bold"/>
    </style:style>
    <style:style style:name="P12" style:family="paragraph" style:parent-style-name="Preformatted_20_Text">
      <style:text-properties officeooo:paragraph-rsid="00192212" fo:background-color="#ffff00"/>
    </style:style>
    <style:style style:name="P13" style:family="paragraph" style:parent-style-name="Preformatted_20_Text">
      <style:text-properties fo:language="es" fo:country="ES" officeooo:paragraph-rsid="00192212" fo:background-color="#ffff00"/>
    </style:style>
    <style:style style:name="P14" style:family="paragraph" style:parent-style-name="Preformatted_20_Text">
      <style:paragraph-properties fo:margin-top="0cm" fo:margin-bottom="0.499cm" style:contextual-spacing="false" fo:text-align="start" style:justify-single-word="false" style:writing-mode="lr-tb"/>
      <style:text-properties fo:language="es" fo:country="ES" fo:font-weight="bold" fo:background-color="#ffff00" style:font-weight-asian="bold" style:font-weight-complex="bold"/>
    </style:style>
    <style:style style:name="P15" style:family="paragraph" style:parent-style-name="Preformatted_20_Text">
      <style:text-properties officeooo:paragraph-rsid="002310b3"/>
    </style:style>
    <style:style style:name="T1" style:family="text">
      <style:text-properties officeooo:rsid="00192212"/>
    </style:style>
    <style:style style:name="T2" style:family="text">
      <style:text-properties fo:language="es" fo:country="ES"/>
    </style:style>
    <style:style style:name="T3" style:family="text">
      <style:text-properties fo:language="es" fo:country="ES" officeooo:rsid="00192212"/>
    </style:style>
    <style:style style:name="T4" style:family="text">
      <style:text-properties fo:language="es" fo:country="ES" fo:font-weight="bold" style:font-weight-asian="bold" style:font-weight-complex="bold"/>
    </style:style>
    <style:style style:name="T5" style:family="text">
      <style:text-properties fo:language="es" fo:country="ES" fo:font-weight="bold" officeooo:rsid="00192212" style:font-weight-asian="bold" style:font-weight-complex="bold"/>
    </style:style>
    <style:style style:name="T6" style:family="text">
      <style:text-properties fo:language="es" fo:country="ES" fo:font-weight="bold" officeooo:rsid="001b0307" style:font-weight-asian="bold" style:font-weight-complex="bold"/>
    </style:style>
    <style:style style:name="T7" style:family="text">
      <style:text-properties fo:language="es" fo:country="ES" officeooo:rsid="001c9125"/>
    </style:style>
    <style:style style:name="T8" style:family="text">
      <style:text-properties fo:language="es" fo:country="ES" officeooo:rsid="001ca639"/>
    </style:style>
    <style:style style:name="T9" style:family="text">
      <style:text-properties style:font-name="Liberation Mono" fo:font-size="10pt" fo:language="es" fo:country="ES" fo:font-weight="bold" officeooo:rsid="001b0307" style:font-name-asian="Noto Sans Mono CJK SC" style:font-size-asian="10pt" style:font-weight-asian="bold" style:font-name-complex="Liberation Mono" style:font-size-complex="10pt" style:font-weight-complex="bold"/>
    </style:style>
    <style:style style:name="T10" style:family="text">
      <style:text-properties style:font-name="Liberation Mono" fo:font-size="10pt" officeooo:rsid="001d6dc5" style:font-name-asian="Noto Sans Mono CJK SC" style:font-size-asian="10pt" style:font-name-complex="Liberation Mono" style:font-size-complex="10pt"/>
    </style:style>
    <style:style style:name="T11" style:family="text">
      <style:text-properties style:font-name="Liberation Mono" fo:font-size="10pt" fo:font-weight="bold" officeooo:rsid="001e9133" style:font-name-asian="Noto Sans Mono CJK SC" style:font-size-asian="10pt" style:font-weight-asian="bold" style:font-name-complex="Liberation Mono" style:font-size-complex="10pt" style:font-weight-complex="bold"/>
    </style:style>
    <style:style style:name="T12" style:family="text">
      <style:text-properties style:font-name="Liberation Mono" fo:font-size="10pt" fo:font-weight="bold" officeooo:rsid="001e9133" fo:background-color="#ffff00" loext:char-shading-value="0" style:font-name-asian="Noto Sans Mono CJK SC" style:font-size-asian="10pt" style:font-weight-asian="bold" style:font-name-complex="Liberation Mono" style:font-size-complex="10pt" style:font-weight-complex="bold"/>
    </style:style>
    <style:style style:name="T13" style:family="text">
      <style:text-properties style:font-name="Liberation Mono" fo:font-size="10pt" fo:font-weight="bold" officeooo:rsid="001e9133" fo:background-color="#ffff00" loext:char-shading-value="0" style:font-name-asian="Noto Sans Mono CJK SC" style:font-size-asian="10pt" style:font-weight-asian="bold" style:font-name-complex="Liberation Mono" style:font-size-complex="10pt" style:font-weight-complex="bold"/>
    </style:style>
    <style:style style:name="T14" style:family="text">
      <style:text-properties fo:font-weight="bold" style:font-weight-asian="bold" style:font-weight-complex="bold"/>
    </style:style>
    <style:style style:name="T15" style:family="text">
      <style:text-properties fo:font-weight="bold" officeooo:rsid="001ca639" style:font-weight-asian="bold" style:font-weight-complex="bold"/>
    </style:style>
    <style:style style:name="T16" style:family="text">
      <style:text-properties fo:font-weight="bold" officeooo:rsid="001e9133" style:font-weight-asian="bold" style:font-weight-complex="bold"/>
    </style:style>
    <style:style style:name="T17" style:family="text">
      <style:text-properties fo:font-weight="bold" fo:background-color="#ffff00" loext:char-shading-value="0" style:font-weight-asian="bold" style:font-weight-complex="bold"/>
    </style:style>
    <style:style style:name="T18" style:family="text">
      <style:text-properties fo:font-weight="bold" officeooo:rsid="001e9133" fo:background-color="#ffff00" loext:char-shading-value="0" style:font-weight-asian="bold" style:font-weight-complex="bold"/>
    </style:style>
    <style:style style:name="T19" style:family="text">
      <style:text-properties fo:font-weight="bold" officeooo:rsid="001e9133" fo:background-color="#ffff00" loext:char-shading-value="0" style:font-weight-asian="bold" style:font-weight-complex="bold"/>
    </style:style>
    <style:style style:name="T20" style:family="text">
      <style:text-properties fo:font-weight="bold" fo:background-color="#ffff00" loext:char-shading-value="0" style:font-weight-asian="bold" style:font-weight-complex="bold"/>
    </style:style>
    <style:style style:name="T21" style:family="text">
      <style:text-properties officeooo:rsid="001c9125"/>
    </style:style>
    <style:style style:name="T22" style:family="text">
      <style:text-properties officeooo:rsid="001ca639"/>
    </style:style>
    <style:style style:name="T23" style:family="text">
      <style:text-properties fo:font-weight="normal" style:font-weight-asian="normal" style:font-weight-complex="normal"/>
    </style:style>
    <style:style style:name="T24" style:family="text">
      <style:text-properties fo:font-weight="normal" officeooo:rsid="001d6dc5" style:font-weight-asian="normal" style:font-weight-complex="normal"/>
    </style:style>
    <style:style style:name="T25" style:family="text">
      <style:text-properties officeooo:rsid="001d6dc5"/>
    </style:style>
    <style:style style:name="T26" style:family="text">
      <style:text-properties officeooo:rsid="001e9133"/>
    </style:style>
    <style:style style:name="T27" style:family="text">
      <style:text-properties fo:background-color="#ffff00" loext:char-shading-value="0"/>
    </style:style>
    <style:style style:name="T28" style:family="text">
      <style:text-properties fo:background-color="#ffff00" loext:char-shading-value="0"/>
    </style:style>
    <style:style style:name="T29" style:family="text">
      <style:text-properties officeooo:rsid="001e9133" fo:background-color="#ffff00" loext:char-shading-value="0"/>
    </style:style>
    <style:style style:name="T30" style:family="text">
      <style:text-properties officeooo:rsid="001e9133" fo:background-color="#ffff00" loext:char-shading-value="0"/>
    </style:style>
    <style:style style:name="T31" style:family="text">
      <style:text-properties fo:background-color="#81d41a" loext:char-shading-value="0"/>
    </style:style>
    <style:style style:name="T32" style:family="text">
      <style:text-properties fo:background-color="#81d41a" loext:char-shading-value="0"/>
    </style:style>
    <style:style style:name="T33" style:family="text">
      <style:text-properties officeooo:rsid="0022ed82"/>
    </style:style>
    <style:style style:name="T34" style:family="text">
      <style:text-properties fo:background-color="#ff8000" loext:char-shading-value="0"/>
    </style:style>
    <style:style style:name="T35" style:family="text">
      <style:text-properties fo:background-color="#ff8000" loext:char-shading-value="0"/>
    </style:style>
    <style:style style:name="T36" style:family="text">
      <style:text-properties fo:background-color="#ff0000" loext:char-shading-value="0"/>
    </style:style>
    <style:style style:name="T37" style:family="text">
      <style:text-properties fo:background-color="#ff00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A MEMORIA</text:p>
      <text:p text:style-name="P10"/>
      <text:p text:style-name="P15"><text:bookmark text:name="tw-target-text"/><text:span text:style-name="T3">Cuando hablamos de cuánta memoria hay dentro de la computadora, No estamos hablando del espacio de almacenamiento permanente que podría estar dentro de la computadora estamos hablando de la </text:span><text:span text:style-name="T5">RAM, </text:span><text:span text:style-name="T6">memoria de acceso aleatorio</text:span><text:span text:style-name="T3">.</text:span><text:span text:style-name="T2"> La razón por la que esta RAM es tan importante es que dentro de </text:span><text:span text:style-name="T3">la</text:span><text:span text:style-name="T2"> computadora, no pasa nada a menos que estés ejecutando un programa que existe en esta memoria de acceso aleatorio. Entonces, todas estas aplicaciones y programas que está usando solo funcionarán si los ha sacado de su dispositivo de almacenamiento, </text:span><text:span text:style-name="T3">los ha </text:span><text:span text:style-name="T2">col</text:span><text:span text:style-name="T3">ocado</text:span><text:span text:style-name="T2"> en la memoria de acceso aleatorio para que luego pueda us</text:span><text:span text:style-name="T3">ar</text:span><text:span text:style-name="T2"> una hoja de cálculo, proces</text:span><text:span text:style-name="T3">ar</text:span><text:span text:style-name="T2"> un poco de texto o naveg</text:span><text:span text:style-name="T3">ar</text:span><text:span text:style-name="T2"> por Internet.</text:span></text:p>
      <text:p text:style-name="P8"/>
      <text:p text:style-name="P9"><text:span text:style-name="T2">Hay un tipo muy especializado de RAM dentro de su computadora llamada </text:span><text:span text:style-name="T4">SRAM, RAM estática.</text:span><text:span text:style-name="T2"> Es una memoria muy rápida. Se utiliza para algunos propósitos muy específicos dentro de su computadora.</text:span></text:p>
      <text:p text:style-name="P9"/>
      <text:p text:style-name="P3"><text:bookmark text:name="tw-target-text4"/>Debido a que es tan rápida, también es mucho más costosa que la <text:span text:style-name="T21">RAM</text:span> tradicional que usaríamos en las tarjetas de memoria dentro de <text:span text:style-name="T21">la</text:span> computadora. También es relativamente grande, cuando l<text:span text:style-name="T21">a</text:span> comparas con ese otro tipo de <text:span text:style-name="T21">RAM</text:span>. Por lo tanto, ocupa mucho espacio dentro de <text:span text:style-name="T21">la</text:span> computadora, en relación con los otros tipos de memoria. Sin embargo, debido a que es tan rápid<text:span text:style-name="T21">a</text:span>, a menudo <text:span text:style-name="T21">la</text:span> veremos utilizad<text:span text:style-name="T21">a</text:span> en la propia CPU, o simplemente fuera de la CPU, como <text:span text:style-name="T14">cachés</text:span> del procesador. Es posible que vea que esto se conoce como cachés de nivel 1, nivel 2 o nivel 3, abreviado como L1, L2 y L3.</text:p>
      <text:p text:style-name="P3"/>
      <text:p text:style-name="P4"><text:bookmark text:name="tw-target-text5"/><text:span text:style-name="T1">La estática, cuando analizamos los requisitos de memoria para un sistema operativo o describimos cuánt</text:span><text:span text:style-name="T22">a</text:span><text:span text:style-name="T1"> </text:span>memoria tenemos dentro de <text:span text:style-name="T22">la</text:span> computadora, realmente estamos hablando de <text:span text:style-name="T15">DRAM, </text:span><text:span text:style-name="T14">memoria dinámica de acceso aleatorio</text:span>. Esta memoria se llama dinámica, porque siempre estamos refrescando <text:span text:style-name="T22">su contenido</text:span>. Entonces siempre hay un proceso de actualización que pasa por esta memoria constantemente, para que no se pierda la información. Eso es diferente a la <text:span text:style-name="T22">S</text:span>RAM, que no requería l<text:span text:style-name="T22">a </text:span>actualización constante. Con nuestra <text:span text:style-name="T22">D</text:span>RAM, siempre estaremos refrescando y actualizando la información dentro de <text:span text:style-name="T22">la memoria.</text:span></text:p>
      <text:p text:style-name="P3"/>
      <text:p text:style-name="P3"><text:bookmark text:name="tw-target-text6"/>Esta también es una <text:span text:style-name="T22">RAM</text:span>, lo que significa que podemos colocar información en cualquier lugar de estos chips de memoria, y acced<text:span text:style-name="T22">er</text:span> instantáneamente a esa información, simplemente haciendo referencia a una dirección de memoria en particular. Hace que sea muy rápido recuperar y poner información en la memoria. Debido a que se accede aleatoriamente, simplemente podemos pedir un<text:span text:style-name="T22">a</text:span> dirección en particular, y tomar instantáneamente la información que está almacenada en esa memoria.</text:p>
      <text:p text:style-name="P9"/>
      <text:p text:style-name="P9"/>
      <text:p text:style-name="P8"><text:bookmark text:name="tw-target-text1"/><text:span text:style-name="T3">Otro tipo de memoria dentro de su computadora es un tipo de memoria muy especializada llamada </text:span><text:span text:style-name="T5">ROM, </text:span><text:span text:style-name="T4">memoria de sólo lectura.</text:span><text:span text:style-name="T2"> </text:span><text:span text:style-name="T3">S</text:span><text:span text:style-name="T2">on chips de memoria que están dentro de </text:span><text:span text:style-name="T3">la</text:span><text:span text:style-name="T2"> computadora que no van a cambiar nunca, como su nombre lo indica, con solo lectura. Sólo vamos a poder leer la información de est</text:span><text:span text:style-name="T3">a</text:span><text:span text:style-name="T2"> </text:span><text:span text:style-name="T3">memoria</text:span><text:span text:style-name="T2">; no vamos a poder cambiar la información dentro de esta memoria. Así que esto es un gran lugar para </text:span><text:span text:style-name="T3">la</text:span><text:span text:style-name="T2"> BIOS que se utiliza para iniciar </text:span><text:span text:style-name="T3">la</text:span><text:span text:style-name="T2"> computadora. De esa manera, nada podrá eliminar </text:span><text:span text:style-name="T3">la</text:span><text:span text:style-name="T2"> BIOS. Siempre va a estar en esta memoria de solo lectura</text:span><text:bookmark text:name="tw-target-rmn1"/><text:span text:style-name="T2">.</text:span></text:p>
      <text:p text:style-name="P8"/>
      <text:p text:style-name="P8"><text:bookmark text:name="tw-target-text2"/><text:span text:style-name="T3">Hay diferentes tipos de memoria de sólo lectura. Un tipo es un </text:span><text:span text:style-name="T5">PROM, </text:span><text:span text:style-name="T6">memoria de </text:span><text:span text:style-name="T5">solo lectura </text:span><text:span text:style-name="T6">programable</text:span><text:span text:style-name="T5">.</text:span><text:span text:style-name="T2"> Aquí es donde un ingeniero podría escribir código en un chip una vez y colocar ese chip dentro de </text:span><text:span text:style-name="T3">la </text:span><text:span text:style-name="T2">computadora. Por lo tanto, es una memoria de solo lectura que inicialmente es programable. También tenemos una </text:span><text:span text:style-name="T4">EPROM, </text:span><text:span text:style-name="T6">memoria de solo lectura borrable y programable</text:span><text:span text:style-name="T4">.</text:span><text:span text:style-name="T2"> Esto nos permite tomar esa programabilidad de la memoria de solo lectura y borrar todo, y escribir sobre ella. Así que s</text:span><text:span text:style-name="T7">eremos</text:span><text:span text:style-name="T2"> capaces de sa</text:span><text:span text:style-name="T7">car</text:span><text:span text:style-name="T2"> ese chip de la computadora, p</text:span><text:span text:style-name="T7">onerlo</text:span><text:span text:style-name="T2"> en otro dispositivo, o reprogramarlo efectivamente, y luego ponerlo de nuevo en </text:span><text:span text:style-name="T7">la</text:span><text:span text:style-name="T2"> computadora. Obviamente, est</text:span><text:span text:style-name="T7">a</text:span><text:span text:style-name="T2">s se usarían para propósitos muy únicos </text:span><text:span text:style-name="T7">ya </text:span><text:span text:style-name="T2">que no usamos a menudo </text:span><text:span text:style-name="T7">e</text:span><text:span text:style-name="T2">stas EPROM dentro de nuestras computadoras, porque no solemos sacar la ROM y hacer cambios en e</text:span><text:span text:style-name="T7">lla</text:span><text:span text:style-name="T2">.</text:span><text:bookmark text:name="tw-target-rmn2"/></text:p>
      <text:p text:style-name="P7"><text:soft-page-break/></text:p>
      <text:p text:style-name="P8"><text:bookmark text:name="tw-target-text3"/><text:span text:style-name="T3">Sin embargo, un tipo que está dentro de nuestra computadora es una </text:span><text:span text:style-name="T5">EEPROM, </text:span><text:span text:style-name="T6">memoria de solo lectura borrable y programable el</text:span><text:span text:style-name="T9">éctricamente</text:span><text:span text:style-name="T5">.</text:span><text:span text:style-name="T2"> Entonces, si tiene memoria flash, si está usando un SSD dentro de su computadora, si su BIOS es un</text:span><text:span text:style-name="T7">a</text:span><text:span text:style-name="T2"> que puede actualizar con un programa de software, probablemente lo esté escribiendo en EEPROM, que nos permite, en cualquier momento, borrarlo electrónicamente y escribir cualquier otra cosa. </text:span></text:p>
      <text:p text:style-name="P8"/>
      <text:p text:style-name="P12"><text:bookmark text:name="tw-target-text7"/><text:span text:style-name="T2">El tipo de memoria que encontrará en las computadoras de hoy es la </text:span><text:span text:style-name="T4">memoria DDR</text:span><text:span text:style-name="T2">. Si estamos hablando de un módulo </text:span><text:span text:style-name="T8">de memoria</text:span><text:span text:style-name="T2">, y la cantidad total de transferencias que puede hacer en un solo segundo, verá que se describe como DDR guión </text:span><text:span text:style-name="T8">un</text:span><text:span text:style-name="T2"> número. </text:span><text:span text:style-name="T4">Entonces DDR-200 significa que esta memoria puede hacer 200 millones de transferencias en un solo segundo.</text:span></text:p>
      <text:p text:style-name="P12"/>
      <text:p text:style-name="P13"><text:bookmark text:name="tw-target-text8"/>Para poder describir esta memoria como rendimiento total, simplemente multiplicamos ese número DDR <text:span text:style-name="T22">(</text:span>200<text:span text:style-name="T22">)</text:span> por el número <text:span text:style-name="T22">(</text:span>8<text:span text:style-name="T22">)</text:span>, y obtenemos un total de 1.600. Y anteponemos el término PC para describir el rendimiento total.</text:p>
      <text:p text:style-name="P14">Entonces, un DDR-200 tiene exactamente el mismo rendimiento que un PC1600.</text:p>
      <text:p text:style-name="P1"><text:bookmark text:name="tw-target-text9"/><text:span text:style-name="T23">Nuestros procesadores más rápidos y computadoras más rápidas requerían </text:span><text:span text:style-name="T24">de </text:span><text:span text:style-name="T23">mucho más rendimiento, por lo que se nos ocurrió el siguiente </text:span>generación de memoria DDR, llamada <text:span text:style-name="T20">DDR2, o doble tasa de datos 2.</text:span><text:span text:style-name="T28"> Esto es el doble de rápido que la memoria DDR</text:span> que era anterior. Encontrará que estos módulos de memoria también son módulos de memoria de 240 pines.</text:p>
      <text:p text:style-name="P1"><text:bookmark text:name="tw-target-text10"/><text:span text:style-name="T23">Estos módulos DDR2 más nuevos no eran compatibles con versiones anteriores de las placas base DDR más antiguas, por lo que </text:span>no <text:span text:style-name="T25">se</text:span> pudo tomar <text:span text:style-name="T25">el</text:span> módulo DDR2 y colocarlo en una placa base más antigua que esperaba un <text:span text:style-name="T25">m</text:span><text:span text:style-name="T10">ódulo de</text:span> memoria DDR. Debe asegurarse de que está utilizando exactamente el tipo de módulo adecuado para su placa base.</text:p>
      <text:p text:style-name="P2"><text:bookmark text:name="tw-target-text11"/>La <text:span text:style-name="T25">siguiente</text:span> generación de DDR se llama <text:span text:style-name="T28">DDR3. Esta es una mejora sobre DDR2. De hecho, esto va el doble de rápido como la memoria DDR2</text:span><text:span text:style-name="T32">, manteniendo la misma velocidad de reloj dentro de los chips de memoria.</text:span> También so<text:span text:style-name="T33">n</text:span> capaces de obtener capacidades de memoria mucho más grandes, y <text:span text:style-name="T32">tiene 240 pines, que es exactamente lo mismo que vimos con la DDR2</text:span>. Al igual que con los tipos de memoria anteriores, esta memoria DDR3 no es compatible con versiones anteriores. Si tiene una placa base que espera memoria DDR2, no puede colocar módulos de memoria DDR3. <text:span text:style-name="T25">F</text:span>ísicamente no cabe en la computadora. <text:span text:style-name="T37">Pero incluso si lo hiciera, estos dos tipos de módulos de memoria funcionan completamente diferentes, y no serían compatibles.</text:span></text:p>
      <text:p text:style-name="P2"><text:bookmark text:name="tw-target-text12"/><text:span text:style-name="T28">DDR4</text:span> SDRAM se lanzó al mercado público en 2014, junto con el lanzamiento de <text:span text:style-name="T26">los procesadores</text:span> Intel Haswell-E que requieren memoria DDR4. DDR4 no es compatible con ningún tipo anterior de RAM debido a <text:span text:style-name="T28">diferentes voltajes de señalización, interfaz física y otros factores</text:span>. El estándar DDR4 <text:span text:style-name="T28">permite </text:span><text:span text:style-name="T20">DIMM</text:span><text:span text:style-name="T19">s, M</text:span><text:span text:style-name="T13">ó</text:span><text:span text:style-name="T19">dulos de memoria en dos l</text:span><text:span text:style-name="T13">íneas</text:span><text:span text:style-name="T30"> </text:span><text:span text:style-name="T28">de hasta 64 GB de capacidad</text:span>, en comparación con el máximo de <text:span text:style-name="T28">DDR3 de 16 GB por DIMM</text:span>. Las principales ventajas de DDR4 sobre su predecesor, DDR3, incluyen una <text:span text:style-name="T28">mayor densidad de módulos y un voltaje más bajo, junto con velocidades de transferencia de datos más altas.</text:span></text:p>
      <text:p text:style-name="P2">Y no solo funcionan de manera diferente dentro de la propia memoria, sino que los chips físicos están diseñados para ser diferentes. Y están diseñados de esta manera para que no podamos cometer un error al poner el módulo de memoria equivocado en una ranura diferente. Se puede ver en la imagen que hay muescas en el módulo de memoria, y estas muescas están en un lugar muy seguro. Así que <text:span text:style-name="T26">en</text:span> la memoria DDR, se puede ver donde está la muesca.</text:p>
      <text:p text:style-name="P2">Para DDR2, se mueve un poco más. Para DDR3, se mueve aún más. Los módulos DR4 DIMM tienen un conector de borde ligeramente curvado, por lo que no todos los pines se conectan al mismo tiempo durante la inserción del módulo, reducir la <text:soft-page-break/>fuerza de inserción. Así que puede encontrar los módulos de memoria que parecen ser las mismas dimensiones.</text:p>
      <text:p text:style-name="P1"/>
      <text:p text:style-name="P1"/>
      <text:p text:style-name="P1"/>
      <text:p text:style-name="P5"/>
      <text:p text:style-name="P5"/>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8:07:58.634425120</meta:creation-date>
    <dc:date>2022-11-24T12:11:33.569952391</dc:date>
    <meta:editing-duration>PT26M13S</meta:editing-duration>
    <meta:editing-cycles>3</meta:editing-cycles>
    <meta:generator>LibreOffice/7.3.6.2$Linux_X86_64 LibreOffice_project/30$Build-2</meta:generator>
    <meta:document-statistic meta:table-count="0" meta:image-count="0" meta:object-count="0" meta:page-count="3" meta:paragraph-count="18" meta:word-count="1313" meta:character-count="7799" meta:non-whitespace-character-count="6503"/>
  </office:meta>
</office:document-meta>
</file>